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5-06-05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5-03-0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4-12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4-09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4-06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4-03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3-12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3-09-1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3-06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3-03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2-12-0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2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2-06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2-03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1-09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1-06-22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1-03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0-12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20-09-2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9-09-1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9-06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9-03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8-12-1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8-09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8-06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8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7-12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7-09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7-06-2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7-03-1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3-08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3-02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2-07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2-02-20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7-2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6-2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5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4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3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2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12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11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10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09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07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10-03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7-08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6-08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6-06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5-08-17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4-08-1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4-05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4-02-1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3-11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3-08-13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3-05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3-02-06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2-11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2-08-15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2-05-07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2-02-1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1-11-1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1-08-09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1-05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1-02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0-11-09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0-08-15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0-05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2000-02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9-11-0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9-08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9-05-03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9-02-1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8-11-0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8-08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8-05-0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8-02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7-11-18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7-08-0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7-05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7-01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6-11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6-08-2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6-05-1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6-02-2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5-12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5-08-1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5-05-1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4-11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4-08-01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4-05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4-02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3-11-12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3-08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3-05-04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3-02-02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2-11-0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2-08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2-05-18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2-02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1-11-13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1-09-24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1-03-26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0-11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0-09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8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66</text:p>
          </table:table-cell>
          <table:table-cell office:value-type="string" calcext:value-type="string">
            <text:p>Ely NW</text:p>
          </table:table-cell>
          <table:table-cell office:value-type="string" calcext:value-type="string">
            <text:p>1976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0" meta:object-count="0"/>
    <meta:user-defined meta:name="AppVersion">3.0</meta:user-defined>
  </office:meta>
</office:document-meta>
</file>